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9375in"/>
    </style:style>
    <style:style style:name="co3" style:family="table-column">
      <style:table-column-properties fo:break-before="auto" style:column-width="3.427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Offense</text:p>
          </table:table-cell>
          <table:table-cell table:style-name="ce21" office:value-type="string">
            <text:p>Street</text:p>
          </table:table-cell>
          <table:table-cell table:style-name="ce21" office:value-type="string">
            <text:p>Subdivison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E.D.</text:p>
          </table:table-cell>
          <table:table-cell table:style-name="ce21" office:value-type="string">
            <text:p>City</text:p>
          </table:table-cell>
          <table:table-cell table:style-name="ce21" office:value-type="string">
            <text:p>Area</text:p>
          </table:table-cell>
        </table:table-row>
        <table:table-row table:style-name="ro2">
          <table:table-cell table:style-name="ce22" office:value-type="date" office:date-value="2002-02-24T00:00:00">
            <text:p>2/24/2002</text:p>
          </table:table-cell>
          <table:table-cell table:style-name="ce21" office:value-type="string">
            <text:p>MISSING PERSON</text:p>
          </table:table-cell>
          <table:table-cell table:style-name="ce21" office:value-type="string">
            <text:p>ABERFELDY WAY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ABERFELDY WAY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BERFELDY WAY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8T00:00:00">
            <text:p>8/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MELIA COURT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AMELIA COURT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1T00:00:00">
            <text:p>6/2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MELIA COURT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AMERSHAM DRIV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MERSHAM DRIV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2T00:00:00">
            <text:p>9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MERSHAM DRIV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5T00:00:00">
            <text:p>7/5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AMERSHAM DRIV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9T00:00:00">
            <text:p>5/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APPALOOSA DRIV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9T00:00:00">
            <text:p>5/9/2002</text:p>
          </table:table-cell>
          <table:table-cell table:style-name="ce21" office:value-type="string">
            <text:p>OBSTRUCTING JUSTICE</text:p>
          </table:table-cell>
          <table:table-cell table:style-name="ce21" office:value-type="string">
            <text:p>APPALOOSA DRIV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ARABIAN CIRCL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9T00:00:00">
            <text:p>9/19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ARABIAN CIRCL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2T00:00:00">
            <text:p>9/22/2002</text:p>
          </table:table-cell>
          <table:table-cell table:style-name="ce21" office:value-type="string">
            <text:p>MISSING PERSON</text:p>
          </table:table-cell>
          <table:table-cell table:style-name="ce21" office:value-type="string">
            <text:p>ARABIAN CIRCL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9T00:00:00">
            <text:p>9/1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RABIAN CIRCL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ATOKA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1T00:00:00">
            <text:p>8/2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AUTUMN WA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9T00:00:00">
            <text:p>6/19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AUTUMN WA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office:value-type="string">
            <text:p>MISSING PERSON</text:p>
          </table:table-cell>
          <table:table-cell table:style-name="ce21" office:value-type="string">
            <text:p>AUTUMN WA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AUTUMN WA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1T00:00:00">
            <text:p>5/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BARRINGTON LAN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5T00:00:00">
            <text:p>5/5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AYBERRY LANE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0T00:00:00">
            <text:p>11/10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BAYBERRY LANE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7T00:00:00">
            <text:p>4/7/2002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BEECHWOOD LANE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BEECHWOOD LANE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BELMONT CIRCL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1T00:00:00">
            <text:p>8/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ELMONT CIRCL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ELMONT CIRCL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1T00:00:00">
            <text:p>4/1/2002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BELMONT CIRCL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BELMONT CIRCL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BELMONT CIRCL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ELMONT CIRCL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BENNINGTON COURT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30T00:00:00">
            <text:p>4/30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BIG BETHEL &amp; RT. 134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6T00:00:00">
            <text:p>10/16/2002</text:p>
          </table:table-cell>
          <table:table-cell table:style-name="ce21" office:value-type="string">
            <text:p>DRUGS, PWID MARIJUANA</text:p>
          </table:table-cell>
          <table:table-cell table:style-name="ce21" office:value-type="string">
            <text:p>BIG BETHEL &amp; RT. 134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1T00:00:00">
            <text:p>5/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5T00:00:00">
            <text:p>1/2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2T00:00:00">
            <text:p>2/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9T00:00:00">
            <text:p>9/29/2002</text:p>
          </table:table-cell>
          <table:table-cell table:style-name="ce21" office:value-type="string">
            <text:p>LARCENY, SHOPLIFTING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7T00:00:00">
            <text:p>9/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1T00:00:00">
            <text:p>8/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0T00:00:00">
            <text:p>11/20/2002</text:p>
          </table:table-cell>
          <table:table-cell table:style-name="ce21" office:value-type="string">
            <text:p>BRANDISHING FIREARM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0T00:00:00">
            <text:p>8/20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6T00:00:00">
            <text:p>8/6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6T00:00:00">
            <text:p>6/6/2002</text:p>
          </table:table-cell>
          <table:table-cell table:style-name="ce21" office:value-type="string">
            <text:p>STEAL OR TAMPER WITH COIN OPER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3T00:00:00">
            <text:p>8/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6T00:00:00">
            <text:p>9/26/2002</text:p>
          </table:table-cell>
          <table:table-cell table:style-name="ce21" office:value-type="string">
            <text:p>COUNTERFEITING/FORGERY, ALL OT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5T00:00:00">
            <text:p>3/2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9T00:00:00">
            <text:p>11/29/2002</text:p>
          </table:table-cell>
          <table:table-cell table:style-name="ce21" office:value-type="string">
            <text:p>EMBEZZLEMENT &lt;$200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1T00:00:00">
            <text:p>1/11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3T00:00:00">
            <text:p>3/1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4T00:00:00">
            <text:p>7/14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9T00:00:00">
            <text:p>10/1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2T00:00:00">
            <text:p>1/12/2002</text:p>
          </table:table-cell>
          <table:table-cell table:style-name="ce21" office:value-type="string">
            <text:p>OBSTRUCTING JUSTI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4T00:00:00">
            <text:p>1/14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4T00:00:00">
            <text:p>6/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5T00:00:00">
            <text:p>9/15/2002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7T00:00:00">
            <text:p>11/1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4T00:00:00">
            <text:p>1/14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1T00:00:00">
            <text:p>2/21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3T00:00:00">
            <text:p>5/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3T00:00:00">
            <text:p>11/13/2002</text:p>
          </table:table-cell>
          <table:table-cell table:style-name="ce21" office:value-type="string">
            <text:p>FRAUD-TRICK,FALSE PRETENSES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office:value-type="string">
            <text:p>BOMB THREATS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4T00:00:00">
            <text:p>10/2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8T00:00:00">
            <text:p>11/8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3T00:00:00">
            <text:p>9/1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2T00:00:00">
            <text:p>9/1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9T00:00:00">
            <text:p>9/1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5T00:00:00">
            <text:p>9/2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30T00:00:00">
            <text:p>5/30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30T00:00:00">
            <text:p>5/30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0T00:00:00">
            <text:p>10/10/2002</text:p>
          </table:table-cell>
          <table:table-cell table:style-name="ce21" office:value-type="string">
            <text:p>ASSAULT, AGGRAVATED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9T00:00:00">
            <text:p>10/9/2002</text:p>
          </table:table-cell>
          <table:table-cell table:style-name="ce21" office:value-type="string">
            <text:p>POSSESS FIREARM ON SCHOOL PROP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3T00:00:00">
            <text:p>1/2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8T00:00:00">
            <text:p>1/28/2002</text:p>
          </table:table-cell>
          <table:table-cell table:style-name="ce21" office:value-type="string">
            <text:p>IMPERSONATING LAW ENFORCEMENT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1T00:00:00">
            <text:p>3/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7T00:00:00">
            <text:p>2/2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7T00:00:00">
            <text:p>3/27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6T00:00:00">
            <text:p>3/2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9T00:00:00">
            <text:p>4/9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8T00:00:00">
            <text:p>3/28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1" office:value-type="string">
            <text:p>ASSAULT &amp; BATTERY -POLICE OFCR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office:value-type="string">
            <text:p>SEXUAL BATTERY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office:value-type="string">
            <text:p>THREATS OF DEATH OR BODILY INJ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2T00:00:00">
            <text:p>5/2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7T00:00:00">
            <text:p>2/27/2002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8T00:00:00">
            <text:p>2/28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8T00:00:00">
            <text:p>2/2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1T00:00:00">
            <text:p>5/1/2002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1T00:00:00">
            <text:p>5/1/2002</text:p>
          </table:table-cell>
          <table:table-cell table:style-name="ce21" office:value-type="string">
            <text:p>TRESPASS ON CHURCH OR SCHOOL P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2T00:00:00">
            <text:p>3/12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8T00:00:00">
            <text:p>4/18/2002</text:p>
          </table:table-cell>
          <table:table-cell table:style-name="ce21" office:value-type="string">
            <text:p>POSSESS WEAPON ON SCHOOL PROP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9T00:00:00">
            <text:p>4/19/2002</text:p>
          </table:table-cell>
          <table:table-cell table:style-name="ce21" office:value-type="string">
            <text:p>POSSESS FIREARM ON SCHOOL PROP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9T00:00:00">
            <text:p>4/19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9T00:00:00">
            <text:p>4/1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4T00:00:00">
            <text:p>5/24/2002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4T00:00:00">
            <text:p>5/24/2002</text:p>
          </table:table-cell>
          <table:table-cell table:style-name="ce21" office:value-type="string">
            <text:p>CURSING/OBSCENE LANGUAG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6T00:00:00">
            <text:p>5/2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2T00:00:00">
            <text:p>11/22/2002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8T00:00:00">
            <text:p>11/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1T00:00:00">
            <text:p>11/21/2002</text:p>
          </table:table-cell>
          <table:table-cell table:style-name="ce21" office:value-type="string">
            <text:p>ASSAULT, AGGRAVATED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IG BETH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9T00:00:00">
            <text:p>4/29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IG BETHEL ROAD &amp; EAGL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8T00:00:00">
            <text:p>8/28/2002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BIG BETHEL ROAD &amp; EAGL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7T00:00:00">
            <text:p>8/27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BILL SOURS DRIV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6T00:00:00">
            <text:p>7/6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BIRKDALE COURT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6T00:00:00">
            <text:p>7/6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BIRKDALE COURT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9T00:00:00">
            <text:p>3/2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IRKDALE COURT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BIRKDALE COURT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2T00:00:00">
            <text:p>1/2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BIRKDALE COURT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LACKBERRY BEND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4T00:00:00">
            <text:p>9/1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LACKSMITH ARCH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LACKSMITH ARCH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6T00:00:00">
            <text:p>6/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LACKSMITH ARCH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0T00:00:00">
            <text:p>6/2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LACKWOOD COURT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7T00:00:00">
            <text:p>7/1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BLEVINS RUN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2T00:00:00">
            <text:p>8/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LEVINS RUN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4T00:00:00">
            <text:p>11/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RENTMEADE DRIV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7T00:00:00">
            <text:p>7/27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BRENTMEADE DRIV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5T00:00:00">
            <text:p>1/2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RENTMEADE DRIV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1T00:00:00">
            <text:p>8/21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BRENTMEADE DRIV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BRENTMEADE DRIV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RENTMEADE DRIV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5T00:00:00">
            <text:p>6/2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RENTMEADE DRIV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5T00:00:00">
            <text:p>6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ENTMEADE DRIV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3T00:00:00">
            <text:p>9/13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BRIDGEWOOD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30T00:00:00">
            <text:p>10/3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IDGEWOOD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3T00:00:00">
            <text:p>7/1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RIDGEWOOD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8T00:00:00">
            <text:p>11/1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IDGEWOOD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BUFFIE DRIV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8T00:00:00">
            <text:p>7/28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BUGLE COURT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2T00:00:00">
            <text:p>4/2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UTTONWOOD LANE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4T00:00:00">
            <text:p>5/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BUTTONWOOD LANE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UTTONWOOD LANE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3T00:00:00">
            <text:p>1/2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BYRD LAN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YRD LAN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1T00:00:00">
            <text:p>1/2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ALLUMANT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2T00:00:00">
            <text:p>4/2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ALTHROP NECK ROA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5T00:00:00">
            <text:p>2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LTHROP NECK ROA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CALTHROP NECK ROA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LTHROP NECK ROA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1T00:00:00">
            <text:p>4/11/2002</text:p>
          </table:table-cell>
          <table:table-cell table:style-name="ce21" office:value-type="string">
            <text:p>DUMPING TRASH ON HIGHWAY OR PR</text:p>
          </table:table-cell>
          <table:table-cell table:style-name="ce21" office:value-type="string">
            <text:p>CALTHROP NECK ROAD &amp; M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5T00:00:00">
            <text:p>6/1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LTHROPE NECK ROA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4T00:00:00">
            <text:p>7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LTHROPS NECK ROAD &amp;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8T00:00:00">
            <text:p>10/8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ALTROP NECK ROA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CAMILLE COURT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6T00:00:00">
            <text:p>5/6/2002</text:p>
          </table:table-cell>
          <table:table-cell table:style-name="ce21" office:value-type="string">
            <text:p>OVERDOSE</text:p>
          </table:table-cell>
          <table:table-cell table:style-name="ce21" office:value-type="string">
            <text:p>CARDINAL LAN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4T00:00:00">
            <text:p>7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RDINAL LAN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7T00:00:00">
            <text:p>4/27/2002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CARDINAL LAN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7T00:00:00">
            <text:p>9/17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CARY TRACE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3T00:00:00">
            <text:p>11/2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CARYS CHAP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8T00:00:00">
            <text:p>2/2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RYS CHAP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CARYS CHAP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0T00:00:00">
            <text:p>10/20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ARYS CHAP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RYS CHAPE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1T00:00:00">
            <text:p>4/1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TTAIL LAN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0T00:00:00">
            <text:p>5/2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TTAIL LAN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ATTAIL LAN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1T00:00:00">
            <text:p>4/1/2002</text:p>
          </table:table-cell>
          <table:table-cell table:style-name="ce21" office:value-type="string">
            <text:p>STALKING</text:p>
          </table:table-cell>
          <table:table-cell table:style-name="ce21" office:value-type="string">
            <text:p>CATTAIL LAN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AMPIONS PATH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1T00:00:00">
            <text:p>7/21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CHAMPIONS PATH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0T00:00:00">
            <text:p>7/2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AMPIONS PATH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7T00:00:00">
            <text:p>9/17/2002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CHAMPIONS PATH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CHAMPIONS PATH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AMPIONS PATH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HANTICLAIR DRIV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6T00:00:00">
            <text:p>9/26/2002</text:p>
          </table:table-cell>
          <table:table-cell table:style-name="ce21" office:value-type="string">
            <text:p>OVERDOSE</text:p>
          </table:table-cell>
          <table:table-cell table:style-name="ce21" office:value-type="string">
            <text:p>CHANTICLAIR DRIV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CHANTICLAIR DRIV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6T00:00:00">
            <text:p>10/1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CHANTICLAIR DRIV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7T00:00:00">
            <text:p>2/17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HANTICLAIR DRIV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4T00:00:00">
            <text:p>1/2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ANTICLAIR DRIV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1T00:00:00">
            <text:p>4/11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CHANTICLAIR DRIVE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CHANTICLAIR DRIVE &amp; BELM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2T00:00:00">
            <text:p>2/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CHEADLE POINT ROA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EADLE POINT ROA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0T00:00:00">
            <text:p>4/10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HEADLE POINT ROA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EADLE POINT ROA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4T00:00:00">
            <text:p>1/14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CHEADLE POINT ROA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1T00:00:00">
            <text:p>1/11/2002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CHEADLE POINT ROA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6T00:00:00">
            <text:p>3/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EADLE POINT ROA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6T00:00:00">
            <text:p>4/2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EADLE POINT ROA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EADLE POINT ROA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9T00:00:00">
            <text:p>9/2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HEADLE POINT ROA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9T00:00:00">
            <text:p>9/19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CHEADLE POINT ROA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EADLE POINT ROA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5T00:00:00">
            <text:p>3/15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CHEADLE POINT ROA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EAFORD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2T00:00:00">
            <text:p>1/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CHELTENHAM WAY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8T00:00:00">
            <text:p>1/28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CHELTENHAM WAY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9T00:00:00">
            <text:p>3/2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HELTENHAM WAY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CHELTENHAM WAY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0T00:00:00">
            <text:p>8/1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ELTENHAM WAY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HELTENHAM WAY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INQUAPIN ORCHARD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INQUAPIN ORCHARD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4T00:00:00">
            <text:p>1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INQUAPIN ORCHARD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INQUAPIN ORCHARD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2T00:00:00">
            <text:p>3/2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CHIPPENHAM DRIV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IPPENHAM DRIV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HIPPENHAM DRIV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5T00:00:00">
            <text:p>8/25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CHIPPINGHAM &amp; TURNBRID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HRIS SLADE CHASE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3T00:00:00">
            <text:p>5/1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RIS SLADE CHASE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8T00:00:00">
            <text:p>6/1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RIS SLADE CHASE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CLAYTON DRIVE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1T00:00:00">
            <text:p>1/21/2002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CLAYTON DRIVE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2T00:00:00">
            <text:p>7/2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OACH HOVIS DRIVE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2T00:00:00">
            <text:p>6/1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OACH HOVIS DRIVE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1T00:00:00">
            <text:p>8/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OACH HOVIS DRIVE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1T00:00:00">
            <text:p>2/1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COIN JOCK RU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7T00:00:00">
            <text:p>9/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OIN JOCK RU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COMBS LOO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0T00:00:00">
            <text:p>5/20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COMMERCE CIRCLE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1T00:00:00">
            <text:p>1/2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OMMERCE CIRCLE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9T00:00:00">
            <text:p>11/2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OMMERCE CIRCLE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7T00:00:00">
            <text:p>3/2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OMMERCE CIRCLE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9T00:00:00">
            <text:p>6/9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OMMERCE CIRCLE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7T00:00:00">
            <text:p>10/7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OMMERCE CIRCLE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1T00:00:00">
            <text:p>3/2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OMMERCE CIRCLE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1T00:00:00">
            <text:p>6/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OMMERCE DRIVE &amp; GEO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OMMONWEALTH DRIV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1T00:00:00">
            <text:p>4/1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COMMONWEALTH DRIV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8T00:00:00">
            <text:p>6/8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OMPASS COURT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8T00:00:00">
            <text:p>6/8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OMPASS COURT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6T00:00:00">
            <text:p>6/2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OVENTRY BLVD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RAFTON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COVENTRY BLVD &amp; BELMON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RAFTON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8T00:00:00">
            <text:p>11/2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OVENTRY BLVD &amp; KENSING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RAFTON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3T00:00:00">
            <text:p>3/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RANDOL DRIVE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9T00:00:00">
            <text:p>6/9/2002</text:p>
          </table:table-cell>
          <table:table-cell table:style-name="ce21" office:value-type="string">
            <text:p>MISSING PERSON</text:p>
          </table:table-cell>
          <table:table-cell table:style-name="ce21" office:value-type="string">
            <text:p>CRANDOL DRIVE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9T00:00:00">
            <text:p>2/9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RESCENT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ROSSPOINTE COURT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0T00:00:00">
            <text:p>11/2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ROSSPOINTE COURT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8T00:00:00">
            <text:p>2/28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CUB CT &amp; TIGER RUN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3T00:00:00">
            <text:p>5/1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YBERNETICS 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6T00:00:00">
            <text:p>6/6/2002</text:p>
          </table:table-cell>
          <table:table-cell table:style-name="ce21" office:value-type="string">
            <text:p>BURGLARY (HOTEL/STORAGE FACILI</text:p>
          </table:table-cell>
          <table:table-cell table:style-name="ce21" office:value-type="string">
            <text:p>CYBERNETICS 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6T00:00:00">
            <text:p>6/6/2002</text:p>
          </table:table-cell>
          <table:table-cell table:style-name="ce21" office:value-type="string">
            <text:p>BURGLARY (HOTEL/STORAGE FACILI</text:p>
          </table:table-cell>
          <table:table-cell table:style-name="ce21" office:value-type="string">
            <text:p>CYBERNETICS 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6T00:00:00">
            <text:p>6/6/2002</text:p>
          </table:table-cell>
          <table:table-cell table:style-name="ce21" office:value-type="string">
            <text:p>BURGLARY (HOTEL/STORAGE FACILI</text:p>
          </table:table-cell>
          <table:table-cell table:style-name="ce21" office:value-type="string">
            <text:p>CYBERNETICS 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2T00:00:00">
            <text:p>5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YBERNETICS 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CYBERNETICS 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7T00:00:00">
            <text:p>9/2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CYBERNETICS 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3T00:00:00">
            <text:p>10/23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CYBERNETICS 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DALZELL COURT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8T00:00:00">
            <text:p>7/28/2002</text:p>
          </table:table-cell>
          <table:table-cell table:style-name="ce21" office:value-type="string">
            <text:p>RECOVERED VEHICLE-STOLEN OTHER</text:p>
          </table:table-cell>
          <table:table-cell table:style-name="ce21" office:value-type="string">
            <text:p>DARBY R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DARBY ROA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DARBY ROAD AND DEAD EN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2T00:00:00">
            <text:p>1/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ENISE DRIVE, LOT 7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9T00:00:00">
            <text:p>1/2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DERBY RUN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4T00:00:00">
            <text:p>2/4/2002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DERBY RUN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DERBY RUN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DERBY RUN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8T00:00:00">
            <text:p>2/1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ON JUAN DRIVE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ON JUAN DRIVE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9T00:00:00">
            <text:p>1/29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DURHAM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9T00:00:00">
            <text:p>1/29/2002</text:p>
          </table:table-cell>
          <table:table-cell table:style-name="ce21" office:value-type="string">
            <text:p>BRANDISHING FIREARM</text:p>
          </table:table-cell>
          <table:table-cell table:style-name="ce21" office:value-type="string">
            <text:p>DURHAM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1T00:00:00">
            <text:p>3/1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DURHAM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1T00:00:00">
            <text:p>3/2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DURHAM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DURHAM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DURHAM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3T00:00:00">
            <text:p>5/3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E BRISTOL LAN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E BRISTOL LAN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E. BRISTOL LAN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9T00:00:00">
            <text:p>4/1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E. BRISTOL LAN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2T00:00:00">
            <text:p>7/2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E. BRISTOL LAN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3T00:00:00">
            <text:p>3/1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E. BRISTOL LANE YORKSHR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9T00:00:00">
            <text:p>4/9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ELISE PLAC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6T00:00:00">
            <text:p>2/6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ELISE PLAC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4T00:00:00">
            <text:p>9/1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ELM LAKE DRIVE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4T00:00:00">
            <text:p>2/24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EMERALD COURT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2T00:00:00">
            <text:p>3/1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ERIC NELSON RUN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ERIC NELSON RUN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5T00:00:00">
            <text:p>7/15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FAIRWAY LAN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8T00:00:00">
            <text:p>4/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FAIRWAY LAN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FAY CIRCLE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1" office:value-type="string">
            <text:p>COMPUTER FRAUD &gt;=$200</text:p>
          </table:table-cell>
          <table:table-cell table:style-name="ce21" office:value-type="string">
            <text:p>FERGUSON BEN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5T00:00:00">
            <text:p>10/15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FERGUSON BEN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4T00:00:00">
            <text:p>4/24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FERGUSON BEN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4T00:00:00">
            <text:p>4/24/2002</text:p>
          </table:table-cell>
          <table:table-cell table:style-name="ce21" office:value-type="string">
            <text:p>OPERATE MOTOR VEHICLE -HABITUA</text:p>
          </table:table-cell>
          <table:table-cell table:style-name="ce21" office:value-type="string">
            <text:p>FERGUSON BEN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FERGUSON BEN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4T00:00:00">
            <text:p>2/24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FIRBY ROA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3T00:00:00">
            <text:p>1/3/2002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FIRBY ROA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2T00:00:00">
            <text:p>1/1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FIRBY ROA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3T00:00:00">
            <text:p>1/3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GALAXY WAY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7T00:00:00">
            <text:p>1/2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ALAXY WAY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ARDENVILLE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ARDENVILLE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7T00:00:00">
            <text:p>6/7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GARDENVILLE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8T00:00:00">
            <text:p>9/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ARDENVILLE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30T00:00:00">
            <text:p>1/30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5T00:00:00">
            <text:p>5/25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1" office:value-type="string">
            <text:p>BRANDISHING FIREARM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5T00:00:00">
            <text:p>8/25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6T00:00:00">
            <text:p>4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7T00:00:00">
            <text:p>1/27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7T00:00:00">
            <text:p>4/7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30T00:00:00">
            <text:p>7/30/2002</text:p>
          </table:table-cell>
          <table:table-cell table:style-name="ce21" office:value-type="string">
            <text:p>LARCENY, SHOPLIFTING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1T00:00:00">
            <text:p>9/21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4T00:00:00">
            <text:p>3/1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4T00:00:00">
            <text:p>5/2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9T00:00:00">
            <text:p>3/9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4T00:00:00">
            <text:p>4/24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8T00:00:00">
            <text:p>10/18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30T00:00:00">
            <text:p>11/30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0T00:00:00">
            <text:p>10/20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6T00:00:00">
            <text:p>3/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4T00:00:00">
            <text:p>11/14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0T00:00:00">
            <text:p>7/20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9T00:00:00">
            <text:p>8/9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8-31T00:00:00">
            <text:p>8/31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6T00:00:00">
            <text:p>3/26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30T00:00:00">
            <text:p>1/30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2T00:00:00">
            <text:p>5/1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6T00:00:00">
            <text:p>2/16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5T00:00:00">
            <text:p>3/2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9T00:00:00">
            <text:p>8/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0T00:00:00">
            <text:p>7/10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8T00:00:00">
            <text:p>7/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9T00:00:00">
            <text:p>2/9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8T00:00:00">
            <text:p>3/18/2002</text:p>
          </table:table-cell>
          <table:table-cell table:style-name="ce21" office:value-type="string">
            <text:p>EMBEZZLEMENT &gt;=$200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8T00:00:00">
            <text:p>5/18/2002</text:p>
          </table:table-cell>
          <table:table-cell table:style-name="ce21" office:value-type="string">
            <text:p>ELUDING POLICE -ENDANGER PERS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5T00:00:00">
            <text:p>7/15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7T00:00:00">
            <text:p>10/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6T00:00:00">
            <text:p>5/26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0T00:00:00">
            <text:p>2/2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5T00:00:00">
            <text:p>6/25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1T00:00:00">
            <text:p>3/21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8T00:00:00">
            <text:p>3/18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30T00:00:00">
            <text:p>11/30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2-08-03T00:00:00">
            <text:p>8/3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0T00:00:00">
            <text:p>3/1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9T00:00:00">
            <text:p>6/9/2002</text:p>
          </table:table-cell>
          <table:table-cell table:style-name="ce21" office:value-type="string">
            <text:p>HIT AND RUN -PROPERTY DAMAG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7T00:00:00">
            <text:p>9/17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30T00:00:00">
            <text:p>11/30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2-01-13T00:00:00">
            <text:p>1/1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5-18T00:00:00">
            <text:p>5/1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3T00:00:00">
            <text:p>6/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0T00:00:00">
            <text:p>5/10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6T00:00:00">
            <text:p>5/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2T00:00:00">
            <text:p>9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8T00:00:00">
            <text:p>5/1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3T00:00:00">
            <text:p>7/13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9T00:00:00">
            <text:p>7/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6T00:00:00">
            <text:p>9/1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7T00:00:00">
            <text:p>9/17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5T00:00:00">
            <text:p>3/15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7T00:00:00">
            <text:p>6/17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3T00:00:00">
            <text:p>5/23/2002</text:p>
          </table:table-cell>
          <table:table-cell table:style-name="ce21" office:value-type="string">
            <text:p>RECOVERED VEHICLE-STOLEN OTHER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9T00:00:00">
            <text:p>8/2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6T00:00:00">
            <text:p>9/1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6T00:00:00">
            <text:p>9/1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6T00:00:00">
            <text:p>9/1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6T00:00:00">
            <text:p>9/1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4T00:00:00">
            <text:p>5/4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3T00:00:00">
            <text:p>9/1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2T00:00:00">
            <text:p>5/2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4T00:00:00">
            <text:p>8/4/2002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0T00:00:00">
            <text:p>1/10/2002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7T00:00:00">
            <text:p>9/1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1T00:00:00">
            <text:p>6/1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4T00:00:00">
            <text:p>9/1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6T00:00:00">
            <text:p>11/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7T00:00:00">
            <text:p>11/7/2002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2T00:00:00">
            <text:p>2/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2T00:00:00">
            <text:p>1/12/2002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6T00:00:00">
            <text:p>4/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8T00:00:00">
            <text:p>1/18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0T00:00:00">
            <text:p>8/20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8T00:00:00">
            <text:p>11/2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8T00:00:00">
            <text:p>10/18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8T00:00:00">
            <text:p>9/2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0T00:00:00">
            <text:p>11/20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1T00:00:00">
            <text:p>11/21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2T00:00:00">
            <text:p>4/1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9T00:00:00">
            <text:p>7/1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1T00:00:00">
            <text:p>9/11/2002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7T00:00:00">
            <text:p>9/17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2T00:00:00">
            <text:p>9/2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3T00:00:00">
            <text:p>11/3/2002</text:p>
          </table:table-cell>
          <table:table-cell table:style-name="ce21" office:value-type="string">
            <text:p>EMBEZZLEMENT &gt;=$200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4T00:00:00">
            <text:p>11/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7T00:00:00">
            <text:p>9/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1T00:00:00">
            <text:p>10/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9T00:00:00">
            <text:p>10/9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1T00:00:00">
            <text:p>11/11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1-18T00:00:00">
            <text:p>11/1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10-29T00:00:00">
            <text:p>10/29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2T00:00:00">
            <text:p>4/12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6T00:00:00">
            <text:p>1/16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9T00:00:00">
            <text:p>4/1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1T00:00:00">
            <text:p>8/2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office:value-type="string">
            <text:p>ISSUING BAD CHECKS &gt;=$200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0T00:00:00">
            <text:p>1/1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5T00:00:00">
            <text:p>1/5/2002</text:p>
          </table:table-cell>
          <table:table-cell table:style-name="ce21" office:value-type="string">
            <text:p>LARCENY, SHOPLIFTING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30T00:00:00">
            <text:p>4/30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3T00:00:00">
            <text:p>9/1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1T00:00:00">
            <text:p>11/2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7-25T00:00:00">
            <text:p>7/25/2002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9T00:00:00">
            <text:p>3/2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4T00:00:00">
            <text:p>11/4/2002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6T00:00:00">
            <text:p>3/1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4-27T00:00:00">
            <text:p>4/2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9T00:00:00">
            <text:p>3/1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9T00:00:00">
            <text:p>10/2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5T00:00:00">
            <text:p>6/2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1" office:value-type="string">
            <text:p>OVERDOS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5T00:00:00">
            <text:p>6/2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4T00:00:00">
            <text:p>1/4/2002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1T00:00:00">
            <text:p>2/21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5T00:00:00">
            <text:p>5/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1T00:00:00">
            <text:p>4/2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7T00:00:00">
            <text:p>1/27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7T00:00:00">
            <text:p>5/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office:value-type="string">
            <text:p>AGGRESIVE DRIVING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5T00:00:00">
            <text:p>11/15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8T00:00:00">
            <text:p>11/18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8T00:00:00">
            <text:p>3/28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1T00:00:00">
            <text:p>3/2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9T00:00:00">
            <text:p>5/19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3T00:00:00">
            <text:p>8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39">
            <text:p>239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9T00:00:00">
            <text:p>10/29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5T00:00:00">
            <text:p>4/25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9T00:00:00">
            <text:p>10/29/2002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2T00:00:00">
            <text:p>3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8T00:00:00">
            <text:p>3/18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0T00:00:00">
            <text:p>8/20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3T00:00:00">
            <text:p>11/23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8T00:00:00">
            <text:p>9/28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9T00:00:00">
            <text:p>4/1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0T00:00:00">
            <text:p>6/20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9T00:00:00">
            <text:p>4/1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8T00:00:00">
            <text:p>1/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3T00:00:00">
            <text:p>1/3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5T00:00:00">
            <text:p>5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4T00:00:00">
            <text:p>2/2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ASSAULT &amp; BATTERY -POLICE OFCR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3T00:00:00">
            <text:p>3/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3T00:00:00">
            <text:p>3/3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5T00:00:00">
            <text:p>7/2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8T00:00:00">
            <text:p>2/18/2002</text:p>
          </table:table-cell>
          <table:table-cell table:style-name="ce21" office:value-type="string">
            <text:p>ISSUING BAD CHECKS &gt;=$200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9T00:00:00">
            <text:p>4/9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4T00:00:00">
            <text:p>11/2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2-06-01T00:00:00">
            <text:p>6/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4T00:00:00">
            <text:p>7/1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7T00:00:00">
            <text:p>1/17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4T00:00:00">
            <text:p>2/24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3T00:00:00">
            <text:p>10/1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9T00:00:00">
            <text:p>10/1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7T00:00:00">
            <text:p>9/27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3T00:00:00">
            <text:p>9/1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4T00:00:00">
            <text:p>1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1" office:value-type="string">
            <text:p>BAD CHECK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3T00:00:00">
            <text:p>2/23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8T00:00:00">
            <text:p>11/18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9T00:00:00">
            <text:p>4/2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30T00:00:00">
            <text:p>6/3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6T00:00:00">
            <text:p>4/1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1T00:00:00">
            <text:p>4/1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1T00:00:00">
            <text:p>5/11/2002</text:p>
          </table:table-cell>
          <table:table-cell table:style-name="ce21" office:value-type="string">
            <text:p>EMBEZZLEMENT &gt;=$200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9T00:00:00">
            <text:p>1/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2T00:00:00">
            <text:p>1/1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8T00:00:00">
            <text:p>9/1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6T00:00:00">
            <text:p>3/26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2T00:00:00">
            <text:p>11/22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2-11-20T00:00:00">
            <text:p>11/2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5T00:00:00">
            <text:p>2/5/2002</text:p>
          </table:table-cell>
          <table:table-cell table:style-name="ce21" office:value-type="string">
            <text:p>PETIT LARCENY -3RD OR SUBSQ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1T00:00:00">
            <text:p>2/2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5T00:00:00">
            <text:p>6/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4T00:00:00">
            <text:p>4/2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0T00:00:00">
            <text:p>9/20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8T00:00:00">
            <text:p>10/28/2002</text:p>
          </table:table-cell>
          <table:table-cell table:style-name="ce21" office:value-type="string">
            <text:p>BAD CHECK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5T00:00:00">
            <text:p>1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4T00:00:00">
            <text:p>5/14/2002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9T00:00:00">
            <text:p>11/1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2-03-15T00:00:00">
            <text:p>3/15/2002</text:p>
          </table:table-cell>
          <table:table-cell table:style-name="ce21" office:value-type="string">
            <text:p>FORGING COIN AND BANK NOTE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6-18T00:00:00">
            <text:p>6/1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5T00:00:00">
            <text:p>5/25/2002</text:p>
          </table:table-cell>
          <table:table-cell table:style-name="ce21" office:value-type="string">
            <text:p>COUNTERFEITING/FORGERY, ALL OT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6T00:00:00">
            <text:p>4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9T00:00:00">
            <text:p>10/19/2002</text:p>
          </table:table-cell>
          <table:table-cell table:style-name="ce21" office:value-type="string">
            <text:p>INDECENT EXPOSUR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5T00:00:00">
            <text:p>11/25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8T00:00:00">
            <text:p>2/2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3T00:00:00">
            <text:p>4/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6T00:00:00">
            <text:p>3/6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8T00:00:00">
            <text:p>3/1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9T00:00:00">
            <text:p>1/1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9T00:00:00">
            <text:p>3/9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0T00:00:00">
            <text:p>4/10/2002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9T00:00:00">
            <text:p>3/1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3T00:00:00">
            <text:p>4/2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9T00:00:00">
            <text:p>3/1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8T00:00:00">
            <text:p>3/18/2002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3T00:00:00">
            <text:p>1/1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3T00:00:00">
            <text:p>11/2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</table:table-row>
        <table:table-row table:style-name="ro2">
          <table:table-cell table:style-name="ce22" office:value-type="date" office:date-value="2002-08-11T00:00:00">
            <text:p>8/11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4T00:00:00">
            <text:p>1/24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4T00:00:00">
            <text:p>3/1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1T00:00:00">
            <text:p>11/1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2T00:00:00">
            <text:p>4/1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3T00:00:00">
            <text:p>5/13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5T00:00:00">
            <text:p>6/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7T00:00:00">
            <text:p>6/7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3T00:00:00">
            <text:p>5/23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2T00:00:00">
            <text:p>5/22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30T00:00:00">
            <text:p>8/30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8T00:00:00">
            <text:p>11/18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1T00:00:00">
            <text:p>8/1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8T00:00:00">
            <text:p>1/8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4T00:00:00">
            <text:p>8/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7T00:00:00">
            <text:p>4/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1T00:00:00">
            <text:p>10/11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6T00:00:00">
            <text:p>3/26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9T00:00:00">
            <text:p>9/29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2T00:00:00">
            <text:p>2/2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3T00:00:00">
            <text:p>1/13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office:value-type="string">
            <text:p>DRIVING W/SUSPENDED OR REVOKED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2T00:00:00">
            <text:p>7/12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7T00:00:00">
            <text:p>6/1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30T00:00:00">
            <text:p>5/30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30T00:00:00">
            <text:p>6/30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31T00:00:00">
            <text:p>3/31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0T00:00:00">
            <text:p>8/20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6T00:00:00">
            <text:p>5/16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1T00:00:00">
            <text:p>8/21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8T00:00:00">
            <text:p>10/28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6T00:00:00">
            <text:p>3/16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6T00:00:00">
            <text:p>2/16/2002</text:p>
          </table:table-cell>
          <table:table-cell table:style-name="ce21" office:value-type="string">
            <text:p>NO DRIVERS LICENS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0T00:00:00">
            <text:p>9/20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5T00:00:00">
            <text:p>6/5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9T00:00:00">
            <text:p>6/19/2002</text:p>
          </table:table-cell>
          <table:table-cell table:style-name="ce21" office:value-type="string">
            <text:p>ASSAULT &amp; BATTERY -POLICE OFCR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4T00:00:00">
            <text:p>8/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7T00:00:00">
            <text:p>11/1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9T00:00:00">
            <text:p>8/9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9T00:00:00">
            <text:p>1/19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office:value-type="string">
            <text:p>DRIVING W/SUSPENDED OR REVOKED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9T00:00:00">
            <text:p>9/19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1" office:value-type="string">
            <text:p>POSSESSION OF CONTROLLED SUBST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1T00:00:00">
            <text:p>5/11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3T00:00:00">
            <text:p>11/3/2002</text:p>
          </table:table-cell>
          <table:table-cell table:style-name="ce21" office:value-type="string">
            <text:p>OBSTRUCTING JUSTI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6T00:00:00">
            <text:p>2/26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3T00:00:00">
            <text:p>4/13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1T00:00:00">
            <text:p>10/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30T00:00:00">
            <text:p>7/30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8T00:00:00">
            <text:p>9/28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9T00:00:00">
            <text:p>3/19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9T00:00:00">
            <text:p>3/9/2002</text:p>
          </table:table-cell>
          <table:table-cell table:style-name="ce21" office:value-type="string">
            <text:p>POSSESSION OF SCHEDULE I,II CO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7T00:00:00">
            <text:p>4/2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4T00:00:00">
            <text:p>1/14/2002</text:p>
          </table:table-cell>
          <table:table-cell table:style-name="ce21" office:value-type="string">
            <text:p>DRIVING UNDER THE INFLUENCE,DR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8T00:00:00">
            <text:p>9/18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OBSTRUCTING JUSTI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8T00:00:00">
            <text:p>8/8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8T00:00:00">
            <text:p>8/8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6T00:00:00">
            <text:p>1/16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1T00:00:00">
            <text:p>1/11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7T00:00:00">
            <text:p>9/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6T00:00:00">
            <text:p>1/26/2002</text:p>
          </table:table-cell>
          <table:table-cell table:style-name="ce21" office:value-type="string">
            <text:p>DRIVING W/SUSPENDED OR REVOKED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0T00:00:00">
            <text:p>1/10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6T00:00:00">
            <text:p>4/6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5T00:00:00">
            <text:p>5/15/2002</text:p>
          </table:table-cell>
          <table:table-cell table:style-name="ce21" office:value-type="string">
            <text:p>OBSTRUCTING JUSTIC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0T00:00:00">
            <text:p>11/10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office:value-type="string">
            <text:p>AWOL - MILITAR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2T00:00:00">
            <text:p>2/2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office:value-type="string">
            <text:p>DRIVING W/SUSPENDED OR REVOKED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0T00:00:00">
            <text:p>7/20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9T00:00:00">
            <text:p>7/19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0T00:00:00">
            <text:p>6/10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3T00:00:00">
            <text:p>8/3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1" office:value-type="string">
            <text:p>OPERATE MOTOR VEHICLE -HABITUA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9T00:00:00">
            <text:p>6/9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7T00:00:00">
            <text:p>11/7/2002</text:p>
          </table:table-cell>
          <table:table-cell table:style-name="ce21" office:value-type="string">
            <text:p>DRIVING W/SUSPENDED OR REVOKED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6T00:00:00">
            <text:p>7/6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GLEBE SPRING LAN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7T00:00:00">
            <text:p>7/1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REENLAND DRIVE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4T00:00:00">
            <text:p>11/2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REENLAND DRIVE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REENLAND DRIVE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EENLAND DRIVE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9T00:00:00">
            <text:p>10/2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EENLAND DRIVE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6T00:00:00">
            <text:p>6/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REENLAND DRIVE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1T00:00:00">
            <text:p>8/2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GREENLAND DRIVE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3T00:00:00">
            <text:p>3/13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GREENLAND DRIVE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6T00:00:00">
            <text:p>3/6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GREENLAND DRIVE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GREENLAND DRIVE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6T00:00:00">
            <text:p>9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RINDSTONE TURN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8T00:00:00">
            <text:p>10/8/2002</text:p>
          </table:table-cell>
          <table:table-cell table:style-name="ce21" office:value-type="string">
            <text:p>IDENTITY FRAUD &gt; $200 OR IMPRI</text:p>
          </table:table-cell>
          <table:table-cell table:style-name="ce21" office:value-type="string">
            <text:p>GRINDSTONE TURN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7T00:00:00">
            <text:p>4/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LLES RUN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LLES RUN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2T00:00:00">
            <text:p>10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HAMLET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8T00:00:00">
            <text:p>10/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HAMLET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office:value-type="string">
            <text:p>RECOVERED VEHICLE-STOLEN OTHER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8T00:00:00">
            <text:p>6/8/2002</text:p>
          </table:table-cell>
          <table:table-cell table:style-name="ce21" office:value-type="string">
            <text:p>SEXUAL BATTER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6T00:00:00">
            <text:p>1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5T00:00:00">
            <text:p>4/25/2002</text:p>
          </table:table-cell>
          <table:table-cell table:style-name="ce21" office:value-type="string">
            <text:p>EMBEZZLEMENT &lt;$200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5T00:00:00">
            <text:p>4/25/2002</text:p>
          </table:table-cell>
          <table:table-cell table:style-name="ce21" office:value-type="string">
            <text:p>EMBEZZLEMENT &gt;=$200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5T00:00:00">
            <text:p>4/25/2002</text:p>
          </table:table-cell>
          <table:table-cell table:style-name="ce21" office:value-type="string">
            <text:p>EMBEZZLEMENT &gt;=$200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5T00:00:00">
            <text:p>4/25/2002</text:p>
          </table:table-cell>
          <table:table-cell table:style-name="ce21" office:value-type="string">
            <text:p>EMBEZZLEMENT &gt;=$200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9T00:00:00">
            <text:p>1/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6T00:00:00">
            <text:p>7/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30T00:00:00">
            <text:p>5/30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1T00:00:00">
            <text:p>5/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6T00:00:00">
            <text:p>5/26/2002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4T00:00:00">
            <text:p>11/24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4T00:00:00">
            <text:p>9/14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9T00:00:00">
            <text:p>4/19/2002</text:p>
          </table:table-cell>
          <table:table-cell table:style-name="ce21" office:value-type="string">
            <text:p>EMBEZZLEMENT &gt;=$200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1T00:00:00">
            <text:p>4/11/2002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5T00:00:00">
            <text:p>7/25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1" office:value-type="string">
            <text:p>IDENTITY FRAUD &gt; $200 OR IMPRI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4T00:00:00">
            <text:p>11/1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5T00:00:00">
            <text:p>2/2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4T00:00:00">
            <text:p>2/14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1T00:00:00">
            <text:p>2/2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1T00:00:00">
            <text:p>3/2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8T00:00:00">
            <text:p>10/28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4T00:00:00">
            <text:p>8/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1" office:value-type="string">
            <text:p>GAS THEFT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1T00:00:00">
            <text:p>11/11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2T00:00:00">
            <text:p>7/1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0T00:00:00">
            <text:p>9/20/2002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office:value-type="string">
            <text:p>SEXUAL BATTER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2T00:00:00">
            <text:p>5/12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1T00:00:00">
            <text:p>10/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1" office:value-type="string">
            <text:p>DAMAGE PROPERT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4T00:00:00">
            <text:p>3/14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4T00:00:00">
            <text:p>1/14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30T00:00:00">
            <text:p>8/30/2002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30T00:00:00">
            <text:p>8/30/2002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1T00:00:00">
            <text:p>10/1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1T00:00:00">
            <text:p>10/1/2002</text:p>
          </table:table-cell>
          <table:table-cell table:style-name="ce21" office:value-type="string">
            <text:p>ASSAULT &amp; BATTERY -POLICE OFCR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4T00:00:00">
            <text:p>7/14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6T00:00:00">
            <text:p>7/26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2T00:00:00">
            <text:p>9/1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6T00:00:00">
            <text:p>10/16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HAMPTON HIGHW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0T00:00:00">
            <text:p>7/20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HAMPTON HIGHWAY &amp; 1ST S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2T00:00:00">
            <text:p>1/2/2002</text:p>
          </table:table-cell>
          <table:table-cell table:style-name="ce21" office:value-type="string">
            <text:p>DRIVING W/SUSPENDED OR REVOKED</text:p>
          </table:table-cell>
          <table:table-cell table:style-name="ce21" office:value-type="string">
            <text:p>HAMPTON HIGHWAY &amp; 1ST S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4T00:00:00">
            <text:p>5/24/2002</text:p>
          </table:table-cell>
          <table:table-cell table:style-name="ce21" office:value-type="string">
            <text:p>DRIVING W/SUSPENDED OR REVOKED</text:p>
          </table:table-cell>
          <table:table-cell table:style-name="ce21" office:value-type="string">
            <text:p>HAMPTON HIGHWAY &amp; AUTU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8T00:00:00">
            <text:p>10/18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HAMPTON HIGHWAY &amp; AUTU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HAMPTON HIGHWAY &amp; FIRS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office:value-type="string">
            <text:p>DRIVING W/SUSPENDED OR REVOKED</text:p>
          </table:table-cell>
          <table:table-cell table:style-name="ce21" office:value-type="string">
            <text:p>HAMPTON HIGHWAY &amp; FOUR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8T00:00:00">
            <text:p>11/8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HAMPTON HIGHWAY &amp; GEO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3T00:00:00">
            <text:p>4/13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HAMPTON HIGHWAY &amp; GEO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4T00:00:00">
            <text:p>6/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HAMPTON HIGHWAY &amp; GEO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office:value-type="string">
            <text:p>RECKLESS DRIVING - EXCESSIVE S</text:p>
          </table:table-cell>
          <table:table-cell table:style-name="ce21" office:value-type="string">
            <text:p>HAMPTON HIGHWAY &amp; K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3T00:00:00">
            <text:p>9/13/2002</text:p>
          </table:table-cell>
          <table:table-cell table:style-name="ce21" office:value-type="string">
            <text:p>DRUGS, POSSESS HEROIN</text:p>
          </table:table-cell>
          <table:table-cell table:style-name="ce21" office:value-type="string">
            <text:p>HAMPTON HIGHWAY &amp; KAY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0T00:00:00">
            <text:p>2/1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AMPTON HIGHWAY &amp; OW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8T00:00:00">
            <text:p>4/18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HAMPTON HIGHWAY &amp; TABB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4T00:00:00">
            <text:p>6/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HAMPTON HIGHWAY &amp; VICT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3T00:00:00">
            <text:p>8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MPTON HIGHWAY &amp; VICT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3T00:00:00">
            <text:p>9/13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HAMPTON HIGHWAY &amp; VICT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7T00:00:00">
            <text:p>4/1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MPTON HIGHWAY &amp; VICT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HAMPTON HIGHWAY &amp; YOR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9T00:00:00">
            <text:p>1/29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HAMPTON HIGHWAY &amp; YOR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7T00:00:00">
            <text:p>2/27/2002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HAMPTON HIGHWAY, ANNAS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9T00:00:00">
            <text:p>2/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MPTON HIGHWAY, CROW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HAMPTON HIGHWAY, EXXON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8T00:00:00">
            <text:p>3/1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MPTON HIGHWAY, FAMI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COUNTERFEITING/FORGERY, ALL OT</text:p>
          </table:table-cell>
          <table:table-cell table:style-name="ce21" office:value-type="string">
            <text:p>HAMPTON HIGHWAY, FAMIL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8T00:00:00">
            <text:p>3/18/2002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HAMPTON HIGHWAY, PIZZA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0T00:00:00">
            <text:p>9/2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AMPTON HIGHWAY, QUALI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7T00:00:00">
            <text:p>11/7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HAMPTON HIGHWAY, STAT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HAMPTON HIGHWAY, TABB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4T00:00:00">
            <text:p>5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AMPTON HIGHWAY, TABB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3T00:00:00">
            <text:p>9/13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HAMPTON HIGHWAY, TEXAC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ARRIGAN WAY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9T00:00:00">
            <text:p>9/1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ATCHER COURT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HEATHER WAY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4T00:00:00">
            <text:p>6/4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HEATHER WAY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EATHER WAY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5T00:00:00">
            <text:p>4/2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EATHER WAY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EATHER WAY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HEATHER WAY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7T00:00:00">
            <text:p>5/7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HEATHER WAY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9T00:00:00">
            <text:p>5/19/2002</text:p>
          </table:table-cell>
          <table:table-cell table:style-name="ce21" office:value-type="string">
            <text:p>SEXUAL BATTERY</text:p>
          </table:table-cell>
          <table:table-cell table:style-name="ce21" office:value-type="string">
            <text:p>HEATHER WAY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EATHER WAY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EAVENS WAY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3T00:00:00">
            <text:p>6/3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HEDGEROW LAN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HEDGEROW LAN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HEDGEROW LAN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0T00:00:00">
            <text:p>11/20/2002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HEDGEROW LAN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6T00:00:00">
            <text:p>5/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HEDGEROW LAN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7T00:00:00">
            <text:p>5/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EDGEROW LAN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HILDA HOLLOW ROAD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3T00:00:00">
            <text:p>11/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HOMESTEAD PLACE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5T00:00:00">
            <text:p>2/2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MESTEAD PLACE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MESTEAD PLACE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1T00:00:00">
            <text:p>5/1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ONEY SUCKLE LAN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31T00:00:00">
            <text:p>8/3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NEYSUCKLE LAN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30T00:00:00">
            <text:p>4/3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NEYSUCKLE LAN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HONEYSUCKLE LAN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4T00:00:00">
            <text:p>2/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HOUNDS CHAS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30T00:00:00">
            <text:p>6/30/2002</text:p>
          </table:table-cell>
          <table:table-cell table:style-name="ce21" office:value-type="string">
            <text:p>CARRYING CONCEALED WEAPON -1ST</text:p>
          </table:table-cell>
          <table:table-cell table:style-name="ce21" office:value-type="string">
            <text:p>INDIAN SUMMER DRIV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2T00:00:00">
            <text:p>3/22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INDIAN SUMMER DRIV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INDIAN SUMMER DRIV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5T00:00:00">
            <text:p>1/5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INDIAN SUMMER DRIV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INDIAN SUMMER DRIV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5T00:00:00">
            <text:p>7/25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IRONWOOD DRIVE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IRONWOOD DRIVE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8T00:00:00">
            <text:p>7/1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JARA LANE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JENKINS COURT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31T00:00:00">
            <text:p>10/3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JONATHAN JUNCTION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3T00:00:00">
            <text:p>11/23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JOTANK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7T00:00:00">
            <text:p>9/27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JOTANK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6T00:00:00">
            <text:p>9/2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JOTANK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7T00:00:00">
            <text:p>1/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JOTANK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JUDITH CIRCL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JUDITH CIRCL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6T00:00:00">
            <text:p>2/1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JUDITH CIRCL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7T00:00:00">
            <text:p>9/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JUDITH CIRCL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6T00:00:00">
            <text:p>10/16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JUDITH CIRCL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JUDITH CIRCL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6T00:00:00">
            <text:p>8/2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JUDITH CIRCL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2T00:00:00">
            <text:p>7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KANAWAH RU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9T00:00:00">
            <text:p>6/9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KATHLEEN PLAC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1" office:value-type="string">
            <text:p>RUNAWAY/MP JUVENILE</text:p>
          </table:table-cell>
          <table:table-cell table:style-name="ce21" office:value-type="string">
            <text:p>KATHLEEN PLAC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KATHLEEN PLACE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1T00:00:00">
            <text:p>9/2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KAYLA COURT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2T00:00:00">
            <text:p>2/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KENTUCY DRIVE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RAFTON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9T00:00:00">
            <text:p>3/29/2002</text:p>
          </table:table-cell>
          <table:table-cell table:style-name="ce21" office:value-type="string">
            <text:p>STALKING</text:p>
          </table:table-cell>
          <table:table-cell table:style-name="ce21" office:value-type="string">
            <text:p>KERR LANE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5T00:00:00">
            <text:p>11/1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KERR LANE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9T00:00:00">
            <text:p>1/2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KICOTAN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6T00:00:00">
            <text:p>3/16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KILN CREEK PARK &amp; KILN CR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KILN CREEK PARK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KILN CREEK PARK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31T00:00:00">
            <text:p>1/3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KILN CREEK PARK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4T00:00:00">
            <text:p>1/14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KILN CREEK PARK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5T00:00:00">
            <text:p>2/25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KILN CREEK PARK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3T00:00:00">
            <text:p>1/23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KILN CREEK PARK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1T00:00:00">
            <text:p>11/21/2002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KILN CREEK PARK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KILN CREEK PARKWAY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2T00:00:00">
            <text:p>6/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KILN CREEK PARKWAY &amp; FA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KILN CREEK PARKWAY &amp; VIC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7T00:00:00">
            <text:p>4/7/2002</text:p>
          </table:table-cell>
          <table:table-cell table:style-name="ce21" office:value-type="string">
            <text:p>CRUELTY TO ANIMALS</text:p>
          </table:table-cell>
          <table:table-cell table:style-name="ce21" office:value-type="string">
            <text:p>KILN CREEK RECREATION A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9T00:00:00">
            <text:p>7/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KINGS POINTE CROSSING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5T00:00:00">
            <text:p>7/25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KINGS POINTE CROSSING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5T00:00:00">
            <text:p>6/2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KINGSTON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0T00:00:00">
            <text:p>7/2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KISKIAC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KISKIAC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6T00:00:00">
            <text:p>4/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KISKIAC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1T00:00:00">
            <text:p>4/2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AKE DALE WAY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7T00:00:00">
            <text:p>10/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AKE HERON WAY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2T00:00:00">
            <text:p>6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AKELAND CRESCENT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AKELAND CRESCENT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30T00:00:00">
            <text:p>6/3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AKELAND CRESCENT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4T00:00:00">
            <text:p>11/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AKELAND CRESCENT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AKELAND CRESCENT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2T00:00:00">
            <text:p>8/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AKELAND CRESCENT, PAR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IDENTITY FRAUD &gt; $200 OR IMPRI</text:p>
          </table:table-cell>
          <table:table-cell table:style-name="ce21" office:value-type="string">
            <text:p>LAMBS CREEK DRIVE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LAMBS CREEK DRIVE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2T00:00:00">
            <text:p>5/2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AMBS CREEK DRIVE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LAMBS CREEK DRIVE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ANCE WAY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ANCE WAY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1" office:value-type="string">
            <text:p>ASSAULT &amp; BATTERY -POLICE OFCR</text:p>
          </table:table-cell>
          <table:table-cell table:style-name="ce21" office:value-type="string">
            <text:p>LAWS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AWS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1T00:00:00">
            <text:p>8/1/2002</text:p>
          </table:table-cell>
          <table:table-cell table:style-name="ce21" office:value-type="string">
            <text:p>CURFEW VIOLATION</text:p>
          </table:table-cell>
          <table:table-cell table:style-name="ce21" office:value-type="string">
            <text:p>LAWS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5T00:00:00">
            <text:p>10/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AWS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EXINGTON COURT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6T00:00:00">
            <text:p>6/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IBERTY DRIVE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0T00:00:00">
            <text:p>5/20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IBERTY DRIVE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5T00:00:00">
            <text:p>2/1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ILBURNE WAY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LBURNE WAY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1T00:00:00">
            <text:p>1/2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ILBURNE WAY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6T00:00:00">
            <text:p>3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INDEN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30T00:00:00">
            <text:p>11/3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7T00:00:00">
            <text:p>10/1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5T00:00:00">
            <text:p>9/25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1T00:00:00">
            <text:p>9/1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7T00:00:00">
            <text:p>9/27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8T00:00:00">
            <text:p>9/2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8T00:00:00">
            <text:p>10/28/2002</text:p>
          </table:table-cell>
          <table:table-cell table:style-name="ce21" office:value-type="string">
            <text:p>CONTRIBUTING TO THE DELINQUENC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8T00:00:00">
            <text:p>4/1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4T00:00:00">
            <text:p>11/2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6T00:00:00">
            <text:p>8/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6T00:00:00">
            <text:p>7/6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8T00:00:00">
            <text:p>2/18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30T00:00:00">
            <text:p>11/30/2002</text:p>
          </table:table-cell>
          <table:table-cell table:style-name="ce21" office:value-type="string">
            <text:p>STALKING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0T00:00:00">
            <text:p>7/1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3T00:00:00">
            <text:p>5/3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6T00:00:00">
            <text:p>4/26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7T00:00:00">
            <text:p>6/1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8T00:00:00">
            <text:p>2/18/2002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1T00:00:00">
            <text:p>11/1/2002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LITTLE BAY AVENUE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6T00:00:00">
            <text:p>8/2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OCKMERE COURT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9T00:00:00">
            <text:p>4/2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ONG GREEN BLVD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1T00:00:00">
            <text:p>8/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ONG GREEN BLVD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ONG GREEN BLVD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8T00:00:00">
            <text:p>7/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ONG GREEN BLVD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ONG GREEN BLVD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ONG GREEN BLVD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4T00:00:00">
            <text:p>11/2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ONG GREEN BLVD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LONG GREEN BLVD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ORD PELHAM WAY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ALCOLM COURT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9T00:00:00">
            <text:p>10/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ANASSAS LOOP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1T00:00:00">
            <text:p>4/1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MANSIO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1" office:value-type="string">
            <text:p>IDENTITY FRAUD &gt; $200 OR IMPRI</text:p>
          </table:table-cell>
          <table:table-cell table:style-name="ce21" office:value-type="string">
            <text:p>MANSIO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NSIO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6T00:00:00">
            <text:p>11/1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ANSIO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9T00:00:00">
            <text:p>10/1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RY BIERBAUER WAY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5T00:00:00">
            <text:p>6/1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ARY BIERBAUER WAY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9T00:00:00">
            <text:p>1/2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MARY BIERBAUER WAY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5T00:00:00">
            <text:p>5/25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MARY BIERBAUER WAY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0T00:00:00">
            <text:p>3/1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ARY BIERBAUER WAY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CDONALD CIRCLE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CDONALD CIRCLE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MCDONALD CIRCLE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30T00:00:00">
            <text:p>8/30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MEADOWLAKE &amp; HAMPTON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MEADOWLAKE ROAD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office:value-type="string">
            <text:p>RAPE</text:p>
          </table:table-cell>
          <table:table-cell table:style-name="ce21" office:value-type="string">
            <text:p>MEHERRIN RU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EHERRIN RU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3T00:00:00">
            <text:p>2/2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MILL ROAD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MILL ROAD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9T00:00:00">
            <text:p>3/19/2002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MILL ROAD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MONTY MANOR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31T00:00:00">
            <text:p>10/3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ONTY MANOR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1T00:00:00">
            <text:p>1/2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ONTY MANOR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MONTY MANOR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1T00:00:00">
            <text:p>11/11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MONTY MANOR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5T00:00:00">
            <text:p>8/2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ONUMENT LANE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OORES CREEK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1" office:value-type="string">
            <text:p>AGGRAVATED SEXUAL BATTERY -VIC</text:p>
          </table:table-cell>
          <table:table-cell table:style-name="ce21" office:value-type="string">
            <text:p>MOUNT VERN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1T00:00:00">
            <text:p>2/2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OUNT VERN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5T00:00:00">
            <text:p>3/25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MOUNT VERN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9T00:00:00">
            <text:p>5/1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OYOCK ROAD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2T00:00:00">
            <text:p>1/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OYOCK ROAD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MOYOCK ROAD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T VERN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4T00:00:00">
            <text:p>3/1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MT VERN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1" office:value-type="string">
            <text:p>ASSAULT, AGGRAVATED</text:p>
          </table:table-cell>
          <table:table-cell table:style-name="ce21" office:value-type="string">
            <text:p>MT VERN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1T00:00:00">
            <text:p>11/1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T VERN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3T00:00:00">
            <text:p>11/13/2002</text:p>
          </table:table-cell>
          <table:table-cell table:style-name="ce21" office:value-type="string">
            <text:p>TRESPASS ON CHURCH OR SCHOOL P</text:p>
          </table:table-cell>
          <table:table-cell table:style-name="ce21" office:value-type="string">
            <text:p>MT VERN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MT VERN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MT VERN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4T00:00:00">
            <text:p>9/14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MT. VERN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6T00:00:00">
            <text:p>2/1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MT. VERNON DRIVE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MYERS ROAD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N BOWMAN TERRAC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8T00:00:00">
            <text:p>2/1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N. FERN COVE COURT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8T00:00:00">
            <text:p>4/1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NANTICOKE RU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2T00:00:00">
            <text:p>7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NOTTOWAY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0T00:00:00">
            <text:p>7/1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AK STREET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1T00:00:00">
            <text:p>1/11/2002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OAK STREET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4T00:00:00">
            <text:p>6/4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AK STREET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3T00:00:00">
            <text:p>10/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OAK STREET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OAK STREET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7T00:00:00">
            <text:p>6/7/2002</text:p>
          </table:table-cell>
          <table:table-cell table:style-name="ce21" office:value-type="string">
            <text:p>RECOVERED VEHICLE-STOLEN OTHER</text:p>
          </table:table-cell>
          <table:table-cell table:style-name="ce21" office:value-type="string">
            <text:p>OAK STREET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4T00:00:00">
            <text:p>10/1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A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7T00:00:00">
            <text:p>2/7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A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0T00:00:00">
            <text:p>2/20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OA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A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5T00:00:00">
            <text:p>7/5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A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6T00:00:00">
            <text:p>9/2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A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1T00:00:00">
            <text:p>8/2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A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ORIANA RD &amp; MAPLE R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1" office:value-type="string">
            <text:p>DRUGS, PWID HEROIN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1T00:00:00">
            <text:p>3/21/2002</text:p>
          </table:table-cell>
          <table:table-cell table:style-name="ce21" office:value-type="string">
            <text:p>DRIVING W/SUSPENDED OR REVOKED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1T00:00:00">
            <text:p>11/21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7T00:00:00">
            <text:p>1/17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office:value-type="string">
            <text:p>RESISTING ARREST/OBS JUSTICE W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6T00:00:00">
            <text:p>3/26/2002</text:p>
          </table:table-cell>
          <table:table-cell table:style-name="ce21" office:value-type="string">
            <text:p>OVERDOS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5T00:00:00">
            <text:p>5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2T00:00:00">
            <text:p>7/12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3T00:00:00">
            <text:p>11/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9T00:00:00">
            <text:p>5/2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30T00:00:00">
            <text:p>10/30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1T00:00:00">
            <text:p>9/11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0T00:00:00">
            <text:p>10/10/2002</text:p>
          </table:table-cell>
          <table:table-cell table:style-name="ce21" office:value-type="string">
            <text:p>VIOLATE PROTECTIVE ORDERS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4T00:00:00">
            <text:p>11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1T00:00:00">
            <text:p>10/11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2T00:00:00">
            <text:p>7/2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6T00:00:00">
            <text:p>5/16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8T00:00:00">
            <text:p>8/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7T00:00:00">
            <text:p>11/7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2T00:00:00">
            <text:p>7/22/2002</text:p>
          </table:table-cell>
          <table:table-cell table:style-name="ce21" office:value-type="string">
            <text:p>VIOLATE PROTECTIVE ORDERS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9T00:00:00">
            <text:p>9/2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6T00:00:00">
            <text:p>5/2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6T00:00:00">
            <text:p>7/6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7T00:00:00">
            <text:p>10/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9T00:00:00">
            <text:p>3/2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2T00:00:00">
            <text:p>4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6T00:00:00">
            <text:p>3/6/2002</text:p>
          </table:table-cell>
          <table:table-cell table:style-name="ce21" office:value-type="string">
            <text:p>OBSTRUCTING JUSTICE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1T00:00:00">
            <text:p>5/2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1T00:00:00">
            <text:p>1/1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ORIANA ROAD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4-02-03T00:00:00">
            <text:p>2/3/200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OWEN DAVIS BLVD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OWEN DAVIS BLVD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OWEN DAVIS BLVD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6T00:00:00">
            <text:p>7/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AMLICO RU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AMLICO RU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5T00:00:00">
            <text:p>9/2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PAMUNKEY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4T00:00:00">
            <text:p>5/14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PAR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PAR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5T00:00:00">
            <text:p>4/2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PAR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2T00:00:00">
            <text:p>6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AR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AR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8T00:00:00">
            <text:p>9/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AR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AR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PAR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PAR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3T00:00:00">
            <text:p>3/13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PARK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7T00:00:00">
            <text:p>7/17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PASTURE LAN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6T00:00:00">
            <text:p>6/2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PASTURE LAN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6T00:00:00">
            <text:p>5/2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PASTURE LAN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ASTURE LAN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ASTURE LAN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PASTURE LAN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PASTURE LAN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2T00:00:00">
            <text:p>1/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ASTURE LAN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6T00:00:00">
            <text:p>3/2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ATRIOT WAY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4T00:00:00">
            <text:p>7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ATRIOT WAY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4T00:00:00">
            <text:p>3/14/2002</text:p>
          </table:table-cell>
          <table:table-cell table:style-name="ce21" office:value-type="string">
            <text:p>BRANDISHING FIREARM</text:p>
          </table:table-cell>
          <table:table-cell table:style-name="ce21" office:value-type="string">
            <text:p>PATRIOT WAY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9T00:00:00">
            <text:p>4/1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PATRIOT WAY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6T00:00:00">
            <text:p>7/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PATRIOT WAY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1T00:00:00">
            <text:p>7/2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ATUXENT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1T00:00:00">
            <text:p>8/21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PATUXENT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8T00:00:00">
            <text:p>7/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AULA COURT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3T00:00:00">
            <text:p>8/2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PEACHTREE LAN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3T00:00:00">
            <text:p>3/23/2002</text:p>
          </table:table-cell>
          <table:table-cell table:style-name="ce21" office:value-type="string">
            <text:p>SEXUAL BATTERY</text:p>
          </table:table-cell>
          <table:table-cell table:style-name="ce21" office:value-type="string">
            <text:p>PEACHTREE LAN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3T00:00:00">
            <text:p>3/23/2002</text:p>
          </table:table-cell>
          <table:table-cell table:style-name="ce21" office:value-type="string">
            <text:p>SEXUAL BATTERY</text:p>
          </table:table-cell>
          <table:table-cell table:style-name="ce21" office:value-type="string">
            <text:p>PEACHTREE LAN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3T00:00:00">
            <text:p>1/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EACHTREE LAN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PEACHTREE LAN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PEACHTREE LAN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6T00:00:00">
            <text:p>9/26/2002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PEACHTREE LAN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1T00:00:00">
            <text:p>4/2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ECAN TERRACE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ERSIMMON DRIVE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7T00:00:00">
            <text:p>6/17/2002</text:p>
          </table:table-cell>
          <table:table-cell table:style-name="ce21" office:value-type="string">
            <text:p>DEATH INVESTIGATION</text:p>
          </table:table-cell>
          <table:table-cell table:style-name="ce21" office:value-type="string">
            <text:p>PHILLIPS LAN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7T00:00:00">
            <text:p>8/27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PINEWOOD CRESCENT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6T00:00:00">
            <text:p>2/6/2002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PINEWOOD CRESCENT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INEWOOD CRESCENT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3T00:00:00">
            <text:p>1/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PINEWOOD CRESCENT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9T00:00:00">
            <text:p>10/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OLARIS DRIVE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3T00:00:00">
            <text:p>3/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POLARIS DRIVE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PONSONBY DRIV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9T00:00:00">
            <text:p>10/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ONSONBY DRIV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PONSONBY DRIV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9T00:00:00">
            <text:p>1/2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POST OAK ROAD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1T00:00:00">
            <text:p>10/11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POST OAK ROAD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0T00:00:00">
            <text:p>2/1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OST OAK ROAD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31T00:00:00">
            <text:p>1/31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POST OAK ROAD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4T00:00:00">
            <text:p>3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OST OAK ROAD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9T00:00:00">
            <text:p>11/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POST OAK ROAD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5T00:00:00">
            <text:p>4/25/2002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POST OAK ROAD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POST OAK ROAD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5T00:00:00">
            <text:p>5/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POST OAK ROAD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4T00:00:00">
            <text:p>1/1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POTOMAC RU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PRINCE AUTHER DRIV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6T00:00:00">
            <text:p>5/2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PRINCE HENRY COURT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5T00:00:00">
            <text:p>10/15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7T00:00:00">
            <text:p>11/2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30T00:00:00">
            <text:p>6/30/2002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30T00:00:00">
            <text:p>6/30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1T00:00:00">
            <text:p>10/1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9T00:00:00">
            <text:p>1/9/2002</text:p>
          </table:table-cell>
          <table:table-cell table:style-name="ce21" office:value-type="string">
            <text:p>SALE, DISTRIBUTE MARIJUANA &lt;=1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30T00:00:00">
            <text:p>9/30/2002</text:p>
          </table:table-cell>
          <table:table-cell table:style-name="ce21" office:value-type="string">
            <text:p>OVERDOSE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0T00:00:00">
            <text:p>5/10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0T00:00:00">
            <text:p>5/10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7T00:00:00">
            <text:p>5/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9T00:00:00">
            <text:p>10/19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PRODUCTION DRI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9T00:00:00">
            <text:p>6/1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QUANITICO LOOP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9T00:00:00">
            <text:p>6/1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QUANITICO LOOP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4T00:00:00">
            <text:p>4/24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QUANTICO LOOP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6T00:00:00">
            <text:p>1/2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ICH ROAD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9T00:00:00">
            <text:p>4/2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ICH ROAD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6T00:00:00">
            <text:p>1/16/2002</text:p>
          </table:table-cell>
          <table:table-cell table:style-name="ce21" office:value-type="string">
            <text:p>AGGRAVATED SEXUAL BATTERY</text:p>
          </table:table-cell>
          <table:table-cell table:style-name="ce21" office:value-type="string">
            <text:p>RICH ROAD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8T00:00:00">
            <text:p>2/1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ICH ROAD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8T00:00:00">
            <text:p>2/18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RICH ROAD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0T00:00:00">
            <text:p>7/10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RICHARD RUN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ICHARD RUN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7T00:00:00">
            <text:p>4/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OBIN HOOD DRIVE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1T00:00:00">
            <text:p>2/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OBIN HOOD DRIVE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8T00:00:00">
            <text:p>7/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OBIN HOOD DRIVE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6T00:00:00">
            <text:p>9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OBIN HOOD DRIVE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ROBIN HOOD DRIVE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1T00:00:00">
            <text:p>10/11/2002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ROBIN HOOD DRIVE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3T00:00:00">
            <text:p>8/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ROBIN HOOD DRIVE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ROBIN HOOD DRIVE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ROCK CREEK COURT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5T00:00:00">
            <text:p>6/5/2002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ROCK CREEK COURT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4T00:00:00">
            <text:p>5/2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OCKMOR LAN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3T00:00:00">
            <text:p>3/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ROCKMOR LAN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3T00:00:00">
            <text:p>3/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ROCKMOR LANE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7T00:00:00">
            <text:p>5/27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RUNEY WAY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3T00:00:00">
            <text:p>8/2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RUNNING MAN TRAIL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9T00:00:00">
            <text:p>6/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RUNNING MAN TRAIL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RUNNING MAN TRAIL, SWIM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RUNNINGMAN SUBDIVISIO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3T00:00:00">
            <text:p>4/13/2002</text:p>
          </table:table-cell>
          <table:table-cell table:style-name="ce21" office:value-type="string">
            <text:p>RECOVERED VEHICLE-STOLEN OTHER</text:p>
          </table:table-cell>
          <table:table-cell table:style-name="ce21" office:value-type="string">
            <text:p>RYANS WAY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8T00:00:00">
            <text:p>11/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CUTTLE LAN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1T00:00:00">
            <text:p>8/21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SECOND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1T00:00:00">
            <text:p>4/2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ECOND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1" office:value-type="string">
            <text:p>IDENTITY FRAUD &gt; $200 OR IMPRI</text:p>
          </table:table-cell>
          <table:table-cell table:style-name="ce21" office:value-type="string">
            <text:p>SEEKRIGHT DRIV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5T00:00:00">
            <text:p>2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EEKRIGHT DRIV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SEEKRIGHT DRIV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2T00:00:00">
            <text:p>6/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EEKRIGHT DRIV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SEEKRIGHT DRIV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7T00:00:00">
            <text:p>9/7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SEEKRIGHT DRIV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SEEKRIGHT DRIV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1" office:value-type="string">
            <text:p>TAMPERING WITH US MAIL</text:p>
          </table:table-cell>
          <table:table-cell table:style-name="ce21" office:value-type="string">
            <text:p>SHACKELFORD ROA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SHACKLEFORD ROA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6T00:00:00">
            <text:p>5/26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SHAMROCK AVENUE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1" office:value-type="string">
            <text:p>VIOLATE PROTECTIVE ORDERS</text:p>
          </table:table-cell>
          <table:table-cell table:style-name="ce21" office:value-type="string">
            <text:p>SHAMROCK AVENUE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5T00:00:00">
            <text:p>3/25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SHAMROCK AVENUE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0T00:00:00">
            <text:p>2/2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HAMROCK AVENUE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0T00:00:00">
            <text:p>2/2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HAMROCK AVENUE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7T00:00:00">
            <text:p>6/7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SHAMROCK AVENUE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2T00:00:00">
            <text:p>8/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HEFFIELD LAN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4T00:00:00">
            <text:p>11/4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SHEFFIELD LAN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7T00:00:00">
            <text:p>10/7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SHEFFIELD LAN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9T00:00:00">
            <text:p>10/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HEFFIELD LAN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HERMAN CRESCENT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6T00:00:00">
            <text:p>8/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HIRLEY DRIVE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5T00:00:00">
            <text:p>11/2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HIRLEY DRIVE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8T00:00:00">
            <text:p>7/8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HOREWOOD TRACE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4T00:00:00">
            <text:p>6/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ILVER FOX TRAC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1" office:value-type="string">
            <text:p>SEXUAL BATTERY</text:p>
          </table:table-cell>
          <table:table-cell table:style-name="ce21" office:value-type="string">
            <text:p>SILVER FOX TRAC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7T00:00:00">
            <text:p>2/2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INCLAIR CIRCLE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4T00:00:00">
            <text:p>1/2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SOUTH BOWMAN &amp; VICTORY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SPOON COURT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0T00:00:00">
            <text:p>10/10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SPOON COURT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POON COURT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1T00:00:00">
            <text:p>7/11/2002</text:p>
          </table:table-cell>
          <table:table-cell table:style-name="ce21" office:value-type="string">
            <text:p>RAP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1T00:00:00">
            <text:p>4/21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7T00:00:00">
            <text:p>9/2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8T00:00:00">
            <text:p>11/8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31T00:00:00">
            <text:p>8/3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6T00:00:00">
            <text:p>2/1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8T00:00:00">
            <text:p>9/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7T00:00:00">
            <text:p>2/27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8T00:00:00">
            <text:p>10/28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3T00:00:00">
            <text:p>10/13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8T00:00:00">
            <text:p>1/28/2002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31T00:00:00">
            <text:p>10/3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5T00:00:00">
            <text:p>5/5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5T00:00:00">
            <text:p>5/5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4T00:00:00">
            <text:p>5/2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0T00:00:00">
            <text:p>11/1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0T00:00:00">
            <text:p>11/10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6T00:00:00">
            <text:p>10/16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2T00:00:00">
            <text:p>11/1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3T00:00:00">
            <text:p>4/3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ST CLAIR CIRCLE</text:p>
          </table:table-cell>
          <table:table-cell/>
          <table:table-cell table:style-name="ce21" office:value-type="float" office:value="23693">
            <text:p>23693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4T00:00:00">
            <text:p>7/14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STELLAR CIRCLE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8T00:00:00">
            <text:p>11/28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STERLING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TERLING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4T00:00:00">
            <text:p>6/24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STERLING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2T00:00:00">
            <text:p>6/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TERLING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4T00:00:00">
            <text:p>10/14/2002</text:p>
          </table:table-cell>
          <table:table-cell table:style-name="ce21" office:value-type="string">
            <text:p>VIOLATE PROTECTIVE ORDERS</text:p>
          </table:table-cell>
          <table:table-cell table:style-name="ce21" office:value-type="string">
            <text:p>STERLING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STERLING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9T00:00:00">
            <text:p>9/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STERLING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9T00:00:00">
            <text:p>9/29/2002</text:p>
          </table:table-cell>
          <table:table-cell table:style-name="ce21" office:value-type="string">
            <text:p>VIOLATE PROTECTIVE ORDERS</text:p>
          </table:table-cell>
          <table:table-cell table:style-name="ce21" office:value-type="string">
            <text:p>STERLING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7T00:00:00">
            <text:p>3/2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TERLING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STERLING COURT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TONE LAKE COURT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8T00:00:00">
            <text:p>5/18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STONE LAKE COURT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2T00:00:00">
            <text:p>5/2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UDBURY WAY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9T00:00:00">
            <text:p>5/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UDBURY WAY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UDBURY WAY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UDBURY WAY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3T00:00:00">
            <text:p>11/23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UDBURY WAY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SUSAN NEWTON LANE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0T00:00:00">
            <text:p>7/2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USAN NEWTON LANE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9T00:00:00">
            <text:p>4/2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SUSAN NEWTON LANE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5T00:00:00">
            <text:p>8/2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USAN NEWTON LANE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USAN NEWTON LANE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2T00:00:00">
            <text:p>2/2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SUSAN NEWTON LANE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SUSAN NEWTON LANE &amp; HE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2T00:00:00">
            <text:p>7/2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SUSAN NEWTON ROAD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USSEX COURT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SUSSEX COURT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31T00:00:00">
            <text:p>3/31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SWANSON COURT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8T00:00:00">
            <text:p>2/2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YLVIA DRIVE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YLVIA DRIVE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9T00:00:00">
            <text:p>7/9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TABB LAKES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TABB LAKES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4T00:00:00">
            <text:p>4/1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ABB LAKES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TABB LAKES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ABB LAKES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TABB LAKES DRIVE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7T00:00:00">
            <text:p>2/17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TABB LANE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4T00:00:00">
            <text:p>11/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TAURUS COURT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30T00:00:00">
            <text:p>6/3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AURUS COURT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6T00:00:00">
            <text:p>2/2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AURUS COURT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9T00:00:00">
            <text:p>8/29/2002</text:p>
          </table:table-cell>
          <table:table-cell table:style-name="ce21" office:value-type="string">
            <text:p>THREATEN TO BURN</text:p>
          </table:table-cell>
          <table:table-cell table:style-name="ce21" office:value-type="string">
            <text:p>TERRANCE COURT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ERRANCE COURT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6T00:00:00">
            <text:p>1/26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TERRANCE COURT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8T00:00:00">
            <text:p>7/2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ERRY`S RUN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5T00:00:00">
            <text:p>9/1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ERRY`S RUN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1T00:00:00">
            <text:p>8/1/2002</text:p>
          </table:table-cell>
          <table:table-cell table:style-name="ce21" office:value-type="string">
            <text:p>TAMPERING WITH AUTO</text:p>
          </table:table-cell>
          <table:table-cell table:style-name="ce21" office:value-type="string">
            <text:p>TERRY`S RUN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ERRY`S RUN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5T00:00:00">
            <text:p>2/25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THEATER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THEATER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0T00:00:00">
            <text:p>1/20/2002</text:p>
          </table:table-cell>
          <table:table-cell table:style-name="ce21" office:value-type="string">
            <text:p>CARNAL KNOWLEDGE OF A CHILD 13</text:p>
          </table:table-cell>
          <table:table-cell table:style-name="ce21" office:value-type="string">
            <text:p>THEATRE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30T00:00:00">
            <text:p>6/30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2T00:00:00">
            <text:p>7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5T00:00:00">
            <text:p>10/15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3T00:00:00">
            <text:p>7/1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8T00:00:00">
            <text:p>10/2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5T00:00:00">
            <text:p>2/1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6T00:00:00">
            <text:p>2/16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4T00:00:00">
            <text:p>2/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THOREAU CIRCL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TIDEMIL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8T00:00:00">
            <text:p>1/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IDEMILL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8T00:00:00">
            <text:p>6/18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IGER PAW PATH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5T00:00:00">
            <text:p>11/15/2002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TIGER PAW PATH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1T00:00:00">
            <text:p>6/2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IGER PAW PATH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TIGER RUN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9T00:00:00">
            <text:p>3/9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TIGER RUN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30T00:00:00">
            <text:p>11/3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REIS TRAIL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REIS TRAIL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2T00:00:00">
            <text:p>4/12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TREIS TRIAL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TRINITY DRIVE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8T00:00:00">
            <text:p>6/18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TRISTEN DRIVE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2T00:00:00">
            <text:p>8/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RISTEN DRIVE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0T00:00:00">
            <text:p>2/2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RIVALON COURT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2T00:00:00">
            <text:p>9/22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TUCKAHOE TRAC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TUCKAHOE TRAC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8T00:00:00">
            <text:p>9/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TURNBRIDGE LANE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5T00:00:00">
            <text:p>7/15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VAN CUREN COURT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3T00:00:00">
            <text:p>4/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VAN CUREN COURT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0T00:00:00">
            <text:p>11/20/2002</text:p>
          </table:table-cell>
          <table:table-cell table:style-name="ce21" office:value-type="string">
            <text:p>PETIT LARCENY -3RD OR SUBSQ OF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6T00:00:00">
            <text:p>2/26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6T00:00:00">
            <text:p>4/6/2002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2T00:00:00">
            <text:p>7/2/2002</text:p>
          </table:table-cell>
          <table:table-cell table:style-name="ce21" office:value-type="string">
            <text:p>INDECENT EXPOSUR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11T00:00:00">
            <text:p>1/11/2002</text:p>
          </table:table-cell>
          <table:table-cell table:style-name="ce21" office:value-type="string">
            <text:p>INDECENT EXPOSUR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9T00:00:00">
            <text:p>5/29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6T00:00:00">
            <text:p>3/2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7T00:00:00">
            <text:p>7/27/2002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5T00:00:00">
            <text:p>11/25/2002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0T00:00:00">
            <text:p>11/10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8T00:00:00">
            <text:p>2/2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1T00:00:00">
            <text:p>1/21/2002</text:p>
          </table:table-cell>
          <table:table-cell table:style-name="ce21" office:value-type="string">
            <text:p>STEAL OR TAMPER WITH COIN OPER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office:value-type="string">
            <text:p>STEAL OR TAMPER WITH COIN OPER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5T00:00:00">
            <text:p>2/5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1" office:value-type="string">
            <text:p>LARCENY, SHOPLIFTING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6T00:00:00">
            <text:p>3/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7T00:00:00">
            <text:p>4/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1T00:00:00">
            <text:p>4/1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6T00:00:00">
            <text:p>4/16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6T00:00:00">
            <text:p>5/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7T00:00:00">
            <text:p>5/7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2T00:00:00">
            <text:p>5/1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0T00:00:00">
            <text:p>5/1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6T00:00:00">
            <text:p>5/1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0T00:00:00">
            <text:p>5/2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1T00:00:00">
            <text:p>5/2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1T00:00:00">
            <text:p>5/2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5T00:00:00">
            <text:p>6/25/2002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5T00:00:00">
            <text:p>7/1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2T00:00:00">
            <text:p>1/2/2002</text:p>
          </table:table-cell>
          <table:table-cell table:style-name="ce21" office:value-type="string">
            <text:p>FRAUD-BY PRESCRIPTION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6T00:00:00">
            <text:p>1/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1" office:value-type="string">
            <text:p>LARCENY, SHOPLIFTING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1T00:00:00">
            <text:p>9/1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5T00:00:00">
            <text:p>6/25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8T00:00:00">
            <text:p>2/18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8T00:00:00">
            <text:p>7/28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1T00:00:00">
            <text:p>3/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5T00:00:00">
            <text:p>9/2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30T00:00:00">
            <text:p>10/30/2002</text:p>
          </table:table-cell>
          <table:table-cell table:style-name="ce21" office:value-type="string">
            <text:p>EMBEZZLEMENT &lt;$200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30T00:00:00">
            <text:p>10/30/2002</text:p>
          </table:table-cell>
          <table:table-cell table:style-name="ce21" office:value-type="string">
            <text:p>EMBEZZLEMENT &lt;$200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8T00:00:00">
            <text:p>3/8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4T00:00:00">
            <text:p>3/14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3T00:00:00">
            <text:p>6/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3T00:00:00">
            <text:p>4/2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5T00:00:00">
            <text:p>5/2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30T00:00:00">
            <text:p>5/3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5T00:00:00">
            <text:p>7/5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4T00:00:00">
            <text:p>11/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0T00:00:00">
            <text:p>10/20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3T00:00:00">
            <text:p>10/2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8T00:00:00">
            <text:p>8/8/2002</text:p>
          </table:table-cell>
          <table:table-cell table:style-name="ce21" office:value-type="string">
            <text:p>LARCENY, SHOPLIFTING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5T00:00:00">
            <text:p>9/1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1T00:00:00">
            <text:p>10/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7T00:00:00">
            <text:p>10/7/2002</text:p>
          </table:table-cell>
          <table:table-cell table:style-name="ce21" office:value-type="string">
            <text:p>THEFT OR RECEIPT OF STOLEN FIR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6T00:00:00">
            <text:p>11/16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2T00:00:00">
            <text:p>11/12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3T00:00:00">
            <text:p>11/13/2002</text:p>
          </table:table-cell>
          <table:table-cell table:style-name="ce21" office:value-type="string">
            <text:p>PETIT LARCENY -3RD OR SUBSQ OF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2T00:00:00">
            <text:p>6/1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0T00:00:00">
            <text:p>8/20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3T00:00:00">
            <text:p>11/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5T00:00:00">
            <text:p>5/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1T00:00:00">
            <text:p>4/21/2002</text:p>
          </table:table-cell>
          <table:table-cell table:style-name="ce21" office:value-type="string">
            <text:p>THROWING OBJECT AT MOVING VEHI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1" office:value-type="string">
            <text:p>INDECENT EXPOSURE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6T00:00:00">
            <text:p>10/16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2T00:00:00">
            <text:p>9/1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2T00:00:00">
            <text:p>11/22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4T00:00:00">
            <text:p>1/24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6T00:00:00">
            <text:p>6/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CTORY BLV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8T00:00:00">
            <text:p>1/8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VICTORY BLVD &amp; BIG BETH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3T00:00:00">
            <text:p>3/23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VICTORY BLVD &amp; CALTHROP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5T00:00:00">
            <text:p>8/1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VICTORY BLVD &amp; ELLIOTT R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VICTORY BLVD &amp; GEORGE W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9T00:00:00">
            <text:p>8/29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VICTORY BLVD &amp; GEORGE W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8T00:00:00">
            <text:p>10/18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VICTORY BLVD &amp; HAMPTON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1T00:00:00">
            <text:p>5/21/2002</text:p>
          </table:table-cell>
          <table:table-cell table:style-name="ce21" office:value-type="string">
            <text:p>THROWING OBJECT AT MOVING VEHI</text:p>
          </table:table-cell>
          <table:table-cell table:style-name="ce21" office:value-type="string">
            <text:p>VICTORY BLVD &amp; HAMPTON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VICTORY BLVD &amp; HAMPTON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0T00:00:00">
            <text:p>1/20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VICTORY BLVD &amp; KILN CRE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4T00:00:00">
            <text:p>8/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VICTORY BLVD &amp; KILN CRE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VICTORY BLVD &amp; POQUOSO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8T00:00:00">
            <text:p>6/18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VICTORY BLVD &amp; POQUOSO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2T00:00:00">
            <text:p>1/2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VICTORY BLVD &amp; YORKTOW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9T00:00:00">
            <text:p>10/1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VIEW HALLO WAY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3T00:00:00">
            <text:p>5/13/2002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VILLA WAY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VILLA WAY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4T00:00:00">
            <text:p>4/4/2002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VILLA WAY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4T00:00:00">
            <text:p>2/2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LLA WAY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VILLA WAY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VILLA WAY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3T00:00:00">
            <text:p>3/1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7T00:00:00">
            <text:p>1/27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5T00:00:00">
            <text:p>2/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4T00:00:00">
            <text:p>2/4/2002</text:p>
          </table:table-cell>
          <table:table-cell table:style-name="ce21" office:value-type="string">
            <text:p>OBTAINING MONEY BY FALSE PRETE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1T00:00:00">
            <text:p>4/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7T00:00:00">
            <text:p>5/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2T00:00:00">
            <text:p>7/22/2002</text:p>
          </table:table-cell>
          <table:table-cell table:style-name="ce21" office:value-type="string">
            <text:p>STEAL OR TAMPER WITH COIN OPER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6T00:00:00">
            <text:p>8/1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3T00:00:00">
            <text:p>5/2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1" office:value-type="string">
            <text:p>BOMB THREATS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2T00:00:00">
            <text:p>3/1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3T00:00:00">
            <text:p>3/1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1T00:00:00">
            <text:p>4/1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9T00:00:00">
            <text:p>11/1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9T00:00:00">
            <text:p>4/2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3T00:00:00">
            <text:p>8/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8T00:00:00">
            <text:p>11/8/2002</text:p>
          </table:table-cell>
          <table:table-cell table:style-name="ce21" office:value-type="string">
            <text:p>LARCENY, SHOPLIFTING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2T00:00:00">
            <text:p>11/12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5T00:00:00">
            <text:p>9/15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6T00:00:00">
            <text:p>10/26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6T00:00:00">
            <text:p>1/2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5T00:00:00">
            <text:p>2/2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5T00:00:00">
            <text:p>1/5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VILLAGE AVENUE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0T00:00:00">
            <text:p>5/10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W WEDGEWOOD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7T00:00:00">
            <text:p>6/17/2002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W WEDGEWOOD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 WEDGEWOOD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8T00:00:00">
            <text:p>7/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 WEDGEWOOD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7T00:00:00">
            <text:p>4/27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WHITE CEDAR LANE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WHITE CEDAR LANE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5T00:00:00">
            <text:p>1/25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WHITE CEDAR LANE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7T00:00:00">
            <text:p>3/2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HITE RIDGE LAN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8T00:00:00">
            <text:p>7/2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HITE RIDGE LANE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WICOMICO TURN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WILLARDS WAY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ILLARDS WAY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1T00:00:00">
            <text:p>8/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WILLARDS WAY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5T00:00:00">
            <text:p>2/15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30T00:00:00">
            <text:p>8/30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5T00:00:00">
            <text:p>3/15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30T00:00:00">
            <text:p>8/30/2002</text:p>
          </table:table-cell>
          <table:table-cell table:style-name="ce21" office:value-type="string">
            <text:p>AWOL - MILITARY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31T00:00:00">
            <text:p>10/3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8T00:00:00">
            <text:p>11/28/2002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9T00:00:00">
            <text:p>10/2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8T00:00:00">
            <text:p>9/8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4T00:00:00">
            <text:p>11/14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8T00:00:00">
            <text:p>10/8/2002</text:p>
          </table:table-cell>
          <table:table-cell table:style-name="ce21" office:value-type="string">
            <text:p>OBTAINING MONEY BY FALSE PRET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8T00:00:00">
            <text:p>11/8/2002</text:p>
          </table:table-cell>
          <table:table-cell table:style-name="ce21" office:value-type="string">
            <text:p>SEXUAL BATTERY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5T00:00:00">
            <text:p>7/15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2T00:00:00">
            <text:p>4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30T00:00:00">
            <text:p>6/3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0T00:00:00">
            <text:p>10/2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ILLOWOOD DRIVE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6T00:00:00">
            <text:p>2/16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WILSON FARM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5T00:00:00">
            <text:p>2/25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WINDER ROAD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5T00:00:00">
            <text:p>2/25/2002</text:p>
          </table:table-cell>
          <table:table-cell table:style-name="ce21" office:value-type="string">
            <text:p>FRAUD-CREDIT CARD/AUTOMATIC TE</text:p>
          </table:table-cell>
          <table:table-cell table:style-name="ce21" office:value-type="string">
            <text:p>WINDER ROAD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6T00:00:00">
            <text:p>11/2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INDER ROAD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7T00:00:00">
            <text:p>7/27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INDSONG LAN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1T00:00:00">
            <text:p>7/1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INDSONG LAN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0T00:00:00">
            <text:p>2/20/2002</text:p>
          </table:table-cell>
          <table:table-cell table:style-name="ce21" office:value-type="string">
            <text:p>FRAUD, ALL OTHERS</text:p>
          </table:table-cell>
          <table:table-cell table:style-name="ce21" office:value-type="string">
            <text:p>WINDSONG LAN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INDSONG LAN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2T00:00:00">
            <text:p>4/12/2002</text:p>
          </table:table-cell>
          <table:table-cell table:style-name="ce21" office:value-type="string">
            <text:p>ASSAULT, AGGRAVATED</text:p>
          </table:table-cell>
          <table:table-cell table:style-name="ce21" office:value-type="string">
            <text:p>WINDY SHORE &amp; CATTAIL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WINDY SHORE DRIV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7T00:00:00">
            <text:p>11/2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INDY SHORE DRIV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7T00:00:00">
            <text:p>11/2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INDY SHORE DRIV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7T00:00:00">
            <text:p>4/17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INDYSHORE DRIV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5T00:00:00">
            <text:p>10/2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INTER COURT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4T00:00:00">
            <text:p>8/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ROUGHT IRON BEND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1T00:00:00">
            <text:p>5/21/2002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WROUGHT IRON BEND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WROUGHT IRON BEND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1" office:value-type="string">
            <text:p>ASSAULT, AGGRAVATED</text:p>
          </table:table-cell>
          <table:table-cell table:style-name="ce21" office:value-type="string">
            <text:p>WROUGHT IRON BEND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1" office:value-type="string">
            <text:p>SHOOT OR THROW MISSILES AT OCC</text:p>
          </table:table-cell>
          <table:table-cell table:style-name="ce21" office:value-type="string">
            <text:p>WROUGHT IRON BEND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1T00:00:00">
            <text:p>11/1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4T00:00:00">
            <text:p>9/14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9T00:00:00">
            <text:p>3/19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6T00:00:00">
            <text:p>2/6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3T00:00:00">
            <text:p>8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office:value-type="string">
            <text:p>SALE, DISTRIBUTE MARIJUANA &lt;=1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3T00:00:00">
            <text:p>10/3/2002</text:p>
          </table:table-cell>
          <table:table-cell table:style-name="ce21" office:value-type="string">
            <text:p>DAMAGE PROPERTY, PUBLIC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8T00:00:00">
            <text:p>11/8/2002</text:p>
          </table:table-cell>
          <table:table-cell table:style-name="ce21" office:value-type="string">
            <text:p>AGGRAVATED SEXUAL BATTERY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6T00:00:00">
            <text:p>4/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9T00:00:00">
            <text:p>9/29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9T00:00:00">
            <text:p>5/29/2002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4T00:00:00">
            <text:p>1/24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8T00:00:00">
            <text:p>5/18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1T00:00:00">
            <text:p>6/1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TOWN ROAD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3693">
            <text:p>23693</text:p>
          </table:table-cell>
          <table:table-cell table:style-name="ce22" office:value-type="date" office:date-value="2015-04-05T00:00:00">
            <text:p>4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1T00:00:00">
            <text:p>3/2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ZACHARY PLAC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23693">
            <text:p>23693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